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1" svg:font-family="'Liberation Sans'"/>
    <style:font-face style:name="Tibetan Machine Uni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53.8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4.45mm"/>
    </style:style>
    <style:style style:name="co7" style:family="table-column">
      <style:table-column-properties fo:break-before="auto" style:column-width="46.43mm"/>
    </style:style>
    <style:style style:name="co8" style:family="table-column">
      <style:table-column-properties fo:break-before="auto" style:column-width="46.04mm"/>
    </style:style>
    <style:style style:name="co9" style:family="table-column">
      <style:table-column-properties fo:break-before="auto" style:column-width="40.22mm"/>
    </style:style>
    <style:style style:name="co10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3.18mm" fo:break-before="auto" style:use-optimal-row-height="fals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13.71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14.29mm" fo:break-before="auto" style:use-optimal-row-height="false"/>
    </style:style>
    <style:style style:name="ro7" style:family="table-row">
      <style:table-row-properties style:row-height="14.08mm" fo:break-before="auto" style:use-optimal-row-height="false"/>
    </style:style>
    <style:style style:name="ro8" style:family="table-row">
      <style:table-row-properties style:row-height="13.85mm" fo:break-before="auto" style:use-optimal-row-height="false"/>
    </style:style>
    <style:style style:name="ro9" style:family="table-row">
      <style:table-row-properties style:row-height="16.58mm" fo:break-before="auto" style:use-optimal-row-height="false"/>
    </style:style>
    <style:style style:name="ro10" style:family="table-row">
      <style:table-row-properties style:row-height="17.3mm" fo:break-before="auto" style:use-optimal-row-height="false"/>
    </style:style>
    <style:style style:name="ro11" style:family="table-row">
      <style:table-row-properties style:row-height="7.36mm" fo:break-before="auto" style:use-optimal-row-height="false"/>
    </style:style>
    <style:style style:name="ro12" style:family="table-row">
      <style:table-row-properties style:row-height="19mm" fo:break-before="auto" style:use-optimal-row-height="false"/>
    </style:style>
    <style:style style:name="ro13" style:family="table-row">
      <style:table-row-properties style:row-height="4.9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30.94mm" fo:break-before="auto" style:use-optimal-row-height="true"/>
    </style:style>
    <style:style style:name="ro16" style:family="table-row">
      <style:table-row-properties style:row-height="17.9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wrap-option="wrap" style:vertical-align="automatic"/>
      <style:text-properties style:font-name="Tibetan Machine Uni" fo:font-size="10pt" style:font-name-asian="Tibetan Machine Uni" style:font-size-asian="10pt" style:font-name-complex="Tibetan Machine Uni" style:font-size-complex="1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  <style:text-properties style:font-name="Tibetan Machine Uni" fo:font-size="10pt" style:font-name-asian="Tibetan Machine Uni" style:font-size-asian="10pt" style:font-name-complex="Tibetan Machine Uni" style:font-size-complex="10pt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2" table:default-cell-style-name="ce2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mericanSteelProblem.lp</text:p>
          </table:table-cell>
          <table:table-cell office:value-type="string" calcext:value-type="string">
            <text:p>Number of pivot steps: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3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5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office:value-type="string" calcext:value-type="string">
            <text:p>Number of pivot steps: 4</text:p>
            <text:p>-150050000.0</text:p>
            <text:p>(3000.0, 2000.0, 3000.0, 4000.0, 3000.0, 3000.0, 2000.0, 0.0, 3000.0, 2000.0, 3000.0, 1000.0, 2000.0, 4000.0, 2000.0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eerDistributionProble.lp</text:p>
          </table:table-cell>
          <table:table-cell table:style-name="ce4" office:value-type="string" calcext:value-type="string">
            <text:p>Number of pivot steps: 2</text:p>
            <text:p>-86000000</text:p>
            <text:p>(0,700, 200, 900, 0, 0, 0, 300, 200, 1800, 0)</text:p>
          </table:table-cell>
          <table:table-cell table:style-name="ce4" office:value-type="string" calcext:value-type="string">
            <text:p>Number of pivot steps: 3</text:p>
            <text:p>-86000000</text:p>
            <text:p>(0,700, 200, 900, 0, 0, 0, 300, 200, 1800, 0)</text:p>
          </table:table-cell>
          <table:table-cell office:value-type="string" calcext:value-type="string">
            <text:p>Number of pivot steps: 3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3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4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4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2</text:p>
            <text:p>-86000000</text:p>
            <text:p>(0, 700, 200, 900, 0, 0, 0, 300, 200, 1800, 0)</text:p>
          </table:table-cell>
          <table:table-cell office:value-type="string" calcext:value-type="string">
            <text:p>Number of pivot steps: 4</text:p>
            <text:p>-86000000</text:p>
            <text:p>(0, 700, 200, 900, 0, 0, 0, 300, 200, 1800, 0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mputerPlantProblem.lp</text:p>
          </table:table-cell>
          <table:table-cell office:value-type="string" calcext:value-type="string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8</text:p>
            <text:p>-2178000000</text:p>
            <text:p>(0, 0, 0, 0, 27/20, 1500, 0, 0, 0, 0, 0, 0, 1200, 0, 0, 0, 0, 0, 27/20, 1700, 1000</text:p>
          </table:table-cell>
          <table:table-cell office:value-type="string" calcext:value-type="string">
            <text:p>Number of pivot steps: 8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9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5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8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6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7</text:p>
            <text:p>-2178000000</text:p>
            <text:p>(0, 0, 0, 0, 27/20, 1500, 0, 0, 0, 0, 0, 0, 1200, 0, 0, 0, 0, 0, 27/20, 1700, 1000)</text:p>
          </table:table-cell>
          <table:table-cell office:value-type="string" calcext:value-type="string">
            <text:p>Number of pivot steps: 8</text:p>
            <text:p>-2178000000</text:p>
            <text:p>(0, 0, 0, 0, 27/20, 1500, 0, 0, 0, 0, 0, 0, 1200, 0, 0, 0, 0, 0, 27/20, 1700, 1000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Furniture.lp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office:value-type="string" calcext:value-type="string">
            <text:p>Number of pivot steps: 2</text:p>
            <text:p>32000000.0</text:p>
            <text:p>(8.0, 16.0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WhiskasModel.lp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office:value-type="string" calcext:value-type="string">
            <text:p>Number of pivot steps: 2</text:p>
            <text:p>-4800.0</text:p>
            <text:p>(0.0, 60.0)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WhiskasModel2.lp</text:p>
          </table:table-cell>
          <table:table-cell office:value-type="string" calcext:value-type="string">
            <text:p>Number of pivot steps: 2</text:p>
            <text:p>-4800.0</text:p>
            <text:p>(0.0, 0.0, 0.0, 0.0, 60.0, 0.0))</text:p>
          </table:table-cell>
          <table:table-cell office:value-type="string" calcext:value-type="string">
            <text:p>Number of pivot steps: 2</text:p>
            <text:p>-4800.0</text:p>
            <text:p>(0.0, 0.0, 0.0, 0.0, 60.0, 0.0)</text:p>
          </table:table-cell>
          <table:table-cell office:value-type="string" calcext:value-type="string">
            <text:p>Number of pivot steps: 2</text:p>
            <text:p>-4800.0</text:p>
            <text:p>(0.0, 0.0, 0.0, 0.0, 60.0, 0.0)</text:p>
          </table:table-cell>
          <table:table-cell office:value-type="string" calcext:value-type="string">
            <text:p>Number of pivot steps: 2</text:p>
            <text:p>-4800.0</text:p>
            <text:p>(0.0, 0.0, 0.0, 0.0, 60.0, 0.0)</text:p>
          </table:table-cell>
          <table:table-cell office:value-type="string" calcext:value-type="string">
            <text:p>Number of pivot steps: 7</text:p>
            <text:p>-4800.0</text:p>
            <text:p>(0.0, 0.0, 0.0, 0.0, 60.0, 0.0)</text:p>
          </table:table-cell>
          <table:table-cell office:value-type="string" calcext:value-type="string">
            <text:p>Number of pivot steps: 9</text:p>
            <text:p>-4800.0</text:p>
            <text:p>(0.0, 0.0, 0.0, 0.0, 60.0, 0.0)</text:p>
          </table:table-cell>
          <table:table-cell office:value-type="string" calcext:value-type="string">
            <text:p>Number of pivot steps: 5</text:p>
            <text:p>-4800.0</text:p>
            <text:p>(0.0, 0.0, 0.0, 0.0, 60.0, 0.0</text:p>
          </table:table-cell>
          <table:table-cell office:value-type="string" calcext:value-type="string">
            <text:p>Number of pivot steps: 4</text:p>
            <text:p>-4800.0</text:p>
            <text:p>(0.0, 0.0, 0.0, 0.0, 60.0, 0.0)</text:p>
          </table:table-cell>
          <table:table-cell office:value-type="string" calcext:value-type="string">
            <text:p>Number of pivot steps: 14</text:p>
            <text:p>-4800.0</text:p>
            <text:p>(0.0, 0.0, 0.0, 0.0, 60.0, 0.0)</text:p>
          </table:table-cell>
          <table:table-cell office:value-type="string" calcext:value-type="string">
            <text:p>Number of pivot steps: 5</text:p>
            <text:p>-4800.0</text:p>
            <text:p>(0.0, 0.0, 0.0, 0.0, 60.0, 0.0</text:p>
          </table:table-cell>
          <table:table-cell office:value-type="string" calcext:value-type="string">
            <text:p>Number of pivot steps: 5</text:p>
            <text:p>-4800.0</text:p>
            <text:p>(0.0, 0.0, 0.0, 0.0, 60.0, 0.0)</text:p>
          </table:table-cell>
          <table:table-cell table:number-columns-repeated="1012"/>
        </table:table-row>
        <table:table-row table:style-name="ro8">
          <table:table-cell table:style-name="ce3" office:value-type="string" calcext:value-type="string">
            <text:p>debug.lp</text:p>
          </table:table-cell>
          <table:table-cell table:style-name="ce5" office:value-type="string" calcext:value-type="string">
            <text:p>Number of pivot steps: 1</text:p>
            <text:p>-500000.0</text:p>
            <text:p>(0.0,0.0,0.0,5.0,5.0,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office:value-type="string" calcext:value-type="string">
            <text:p>Number of pivot steps: 1</text:p>
            <text:p>-500000.0</text:p>
            <text:p>(0.0, 0.0, 0.0, 5.0, 5.0, 0.0)</text:p>
          </table:table-cell>
          <table:table-cell table:number-columns-repeated="1012"/>
        </table:table-row>
        <table:table-row table:style-name="ro9">
          <table:table-cell table:style-name="ce3" office:value-type="string" calcext:value-type="string">
            <text:p>s1.lp</text:p>
          </table:table-cell>
          <table:table-cell table:style-name="ce5" office:value-type="string" calcext:value-type="string">
            <text:p>Number of pivot steps: 7</text:p>
            <text:p>202040000</text:p>
            <text:p>(1995, 0, 467, 0, 0, 5, 6)</text:p>
          </table:table-cell>
          <table:table-cell office:value-type="string" calcext:value-type="string">
            <text:p>Number of pivot steps: 5</text:p>
            <text:p>202040000</text:p>
            <text:p>(1995, 0, 467, 0, 0, 5, 6)</text:p>
          </table:table-cell>
          <table:table-cell office:value-type="string" calcext:value-type="string">
            <text:p>Number of pivot steps: 5</text:p>
            <text:p>202040000</text:p>
            <text:p>(1995, 0, 467, 0, 0, 5, 6)</text:p>
          </table:table-cell>
          <table:table-cell office:value-type="string" calcext:value-type="string">
            <text:p>Number of pivot steps: 7</text:p>
            <text:p>202040000</text:p>
            <text:p>(1995, 0, 467, 0, 0, 5, 6)</text:p>
          </table:table-cell>
          <table:table-cell office:value-type="string" calcext:value-type="string">
            <text:p>Number of pivot steps: 6</text:p>
            <text:p>202040000</text:p>
            <text:p>(1995, 0, 467, 0, 0, 5, 6)</text:p>
          </table:table-cell>
          <table:table-cell office:value-type="string" calcext:value-type="string">
            <text:p>Number of pivot steps: 5</text:p>
            <text:p>202040000</text:p>
            <text:p>(1995, 0, 467, 0, 0, 5, 6)</text:p>
          </table:table-cell>
          <table:table-cell office:value-type="string" calcext:value-type="string">
            <text:p>Number of pivot steps: 8</text:p>
            <text:p>202040000</text:p>
            <text:p>(1995, 0, 467, 0, 0, 5, 6)</text:p>
          </table:table-cell>
          <table:table-cell office:value-type="string" calcext:value-type="string">
            <text:p>Number of pivot steps: 5</text:p>
            <text:p>202040000</text:p>
            <text:p>(1995, 0, 467, 0, 0, 5, 6)</text:p>
          </table:table-cell>
          <table:table-cell office:value-type="string" calcext:value-type="string">
            <text:p>Number of pivot steps: 9</text:p>
            <text:p>202040000</text:p>
            <text:p>(1995, 0, 467, 0, 0, 5, 6)</text:p>
          </table:table-cell>
          <table:table-cell office:value-type="string" calcext:value-type="string">
            <text:p>Number of pivot steps: 5</text:p>
            <text:p>202040000</text:p>
            <text:p>(1995, 0, 467, 0, 0, 5, 6)</text:p>
          </table:table-cell>
          <table:table-cell office:value-type="string" calcext:value-type="string">
            <text:p>Number of pivot steps: 8</text:p>
            <text:p>202040000</text:p>
            <text:p>(1995, 0, 467, 0, 0, 5, 6)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2.lp</text:p>
          </table:table-cell>
          <table:table-cell table:style-name="ce5" office:value-type="string" calcext:value-type="string">
            <text:p>Number of pivot steps: 5</text:p>
            <text:p>123030000</text:p>
            <text:p>(1995, 467, 0, 0, 85/6, 215/12, 35/2)</text:p>
          </table:table-cell>
          <table:table-cell office:value-type="string" calcext:value-type="string">
            <text:p>Number of pivot steps: 4</text:p>
            <text:p>123030000</text:p>
            <text:p>(1995, 467, 0, 0, 85/6, 215/12, 35/2)</text:p>
          </table:table-cell>
          <table:table-cell office:value-type="string" calcext:value-type="string">
            <text:p>Number of pivot steps: 4</text:p>
            <text:p>123030000</text:p>
            <text:p>(1995, 467, 0, 0, 85/6, 215/12, 35/2)</text:p>
          </table:table-cell>
          <table:table-cell office:value-type="string" calcext:value-type="string">
            <text:p>Number of pivot steps: 5</text:p>
            <text:p>123030000</text:p>
            <text:p>(1995, 467, 0, 0, 85/6, 215/12, 35/2)</text:p>
          </table:table-cell>
          <table:table-cell office:value-type="string" calcext:value-type="string">
            <text:p>Number of pivot steps: 4</text:p>
            <text:p>123030000</text:p>
            <text:p>(1995, 467, 0, 0, 85/6, 215/12, 35/2)</text:p>
          </table:table-cell>
          <table:table-cell office:value-type="string" calcext:value-type="string">
            <text:p>Number of pivot steps: 5</text:p>
            <text:p>123030000</text:p>
            <text:p>(1995, 467, 0, 0, 85/6, 215/12, 35/2)</text:p>
          </table:table-cell>
          <table:table-cell office:value-type="string" calcext:value-type="string">
            <text:p>Number of pivot steps: 5</text:p>
            <text:p>123030000</text:p>
            <text:p>(1995, 467, 0, 0, 85/6, 215/12, 35/2)</text:p>
          </table:table-cell>
          <table:table-cell office:value-type="string" calcext:value-type="string">
            <text:p>Number of pivot steps: 4</text:p>
            <text:p>123030000</text:p>
            <text:p>(1995, 467, 0, 0, 85/6, 215/12, 35/2)</text:p>
          </table:table-cell>
          <table:table-cell office:value-type="string" calcext:value-type="string">
            <text:p>Number of pivot steps: 8</text:p>
            <text:p>123030000</text:p>
            <text:p>(1995, 467, 0, 0, 85/6, 215/12, 35/2)</text:p>
          </table:table-cell>
          <table:table-cell office:value-type="string" calcext:value-type="string">
            <text:p>Number of pivot steps: 4</text:p>
            <text:p>123030000</text:p>
            <text:p>(1995, 467, 0, 0, 85/6, 215/12, 35/2)</text:p>
          </table:table-cell>
          <table:table-cell office:value-type="string" calcext:value-type="string">
            <text:p>Number of pivot steps: 5</text:p>
            <text:p>123030000</text:p>
            <text:p>(1995, 467, 0, 0, 85/6, 215/12, 35/2)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3.lp</text:p>
          </table:table-cell>
          <table:table-cell table:style-name="ce5" office:value-type="string" calcext:value-type="string">
            <text:p>Number of pivot steps: 5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5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5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4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6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6</text:p>
            <text:p>90744460000/77</text:p>
            <text:p>(399/11, 0, 467, 0, 250/11, 18250/77, 1750)</text:p>
          </table:table-cell>
          <table:table-cell office:value-type="string" calcext:value-type="string">
            <text:p>Number of pivot steps: 5</text:p>
            <text:p>90744460000/77</text:p>
            <text:p>(399/11, 0, 467, 0, 250/11, 18250/77, 1750)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średnia liczba kroków</text:p>
          </table:table-cell>
          <table:table-cell table:style-name="ce5" table:formula="of:=(2+7+5+5+2+2+1+7+2+5)/10" office:value-type="float" office:value="3.8" calcext:value-type="float">
            <text:p>3,8</text:p>
          </table:table-cell>
          <table:table-cell table:formula="of:=(3+3+8+2+2+2+1+5+4+4)/10" office:value-type="float" office:value="3.4" calcext:value-type="float">
            <text:p>3,4</text:p>
          </table:table-cell>
          <table:table-cell table:formula="of:=(3+3+8+2+2+2+1+5+4+4)/10" office:value-type="float" office:value="3.4" calcext:value-type="float">
            <text:p>3,4</text:p>
          </table:table-cell>
          <table:table-cell table:formula="of:=(5+2+9+2+2+2+1+7+5+5)/10" office:value-type="float" office:value="4" calcext:value-type="float">
            <text:p>4</text:p>
          </table:table-cell>
          <table:table-cell table:formula="of:=(4+3+5+2+2+7+1+6+4+4)/10" office:value-type="float" office:value="3.8" calcext:value-type="float">
            <text:p>3,8</text:p>
          </table:table-cell>
          <table:table-cell table:formula="of:=(3+2+7+2+2+9+1+5+5+4)/10" office:value-type="float" office:value="4" calcext:value-type="float">
            <text:p>4</text:p>
          </table:table-cell>
          <table:table-cell table:formula="of:=(5+4+8+2+2+5+1+8+5+5)/10" office:value-type="float" office:value="4.5" calcext:value-type="float">
            <text:p>4,5</text:p>
          </table:table-cell>
          <table:table-cell table:formula="of:=(4+2+7+2+2+4+1+5+4+4)/10" office:value-type="float" office:value="3.5" calcext:value-type="float">
            <text:p>3,5</text:p>
          </table:table-cell>
          <table:table-cell table:formula="of:=(4+4+6+2+2+14+1+9+8+6)/10" office:value-type="float" office:value="5.6" calcext:value-type="float">
            <text:p>5,6</text:p>
          </table:table-cell>
          <table:table-cell table:formula="of:=(4+2+7+2+2+5+1+5+4+6)/10" office:value-type="float" office:value="3.8" calcext:value-type="float">
            <text:p>3,8</text:p>
          </table:table-cell>
          <table:table-cell table:formula="of:=(4+4+8+2+2+5+1+8+5+5)/10" office:value-type="float" office:value="4.4" calcext:value-type="float">
            <text:p>4,4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dodatkowe uwagi:</text:p>
          </table:table-cell>
          <table:table-cell office:value-type="string" calcext:value-type="string">
            <text:p>Widać że metoda 2 i 3 są najlepsze <text:s/>(lepsze nawet od tego co powinno wyjśc, czyli od metody ktora prowadzi do najwiekszego wzrostu funkcji celu ), a najgorsza jest metoda ktora prowadzi do najmniejszego wzrostu funkcji celu.</text:p>
          </table:table-cell>
          <table:table-cell table:number-columns-repeated="1022"/>
        </table:table-row>
        <table:table-row table:style-name="ro13">
          <table:table-cell table:style-name="Default"/>
          <table:table-cell table:style-name="ce6" office:value-type="string" calcext:value-type="string">
            <text:p>1.</text:p>
          </table:table-cell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3. </text:p>
          </table:table-cell>
          <table:table-cell table:style-name="ce6" office:value-type="string" calcext:value-type="string">
            <text:p>4.</text:p>
          </table:table-cell>
          <table:table-cell table:style-name="ce6" office:value-type="string" calcext:value-type="string">
            <text:p>5.</text:p>
          </table:table-cell>
          <table:table-cell table:style-name="ce6" office:value-type="string" calcext:value-type="string">
            <text:p>6.</text:p>
          </table:table-cell>
          <table:table-cell table:style-name="ce6" office:value-type="string" calcext:value-type="string">
            <text:p>7.</text:p>
          </table:table-cell>
          <table:table-cell table:style-name="ce6" office:value-type="string" calcext:value-type="string">
            <text:p>8.</text:p>
          </table:table-cell>
          <table:table-cell table:style-name="ce6" office:value-type="string" calcext:value-type="string">
            <text:p>9.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1.</text:p>
          </table:table-cell>
          <table:table-cell table:number-columns-repeated="1012"/>
        </table:table-row>
        <table:table-row table:style-name="ro14">
          <table:table-cell table:style-name="Default" table:number-columns-repeated="12"/>
          <table:table-cell table:number-columns-repeated="1012"/>
        </table:table-row>
        <table:table-row table:style-name="ro15">
          <table:table-cell table:style-name="Default"/>
          <table:table-cell table:style-name="ce6" office:value-type="string" calcext:value-type="string">
            <text:p># Porzadek leksykograficzny, minimum</text:p>
          </table:table-cell>
          <table:table-cell table:style-name="ce6" office:value-type="string" calcext:value-type="string">
            <text:p># Porzadek leksykograficzny, maximum</text:p>
          </table:table-cell>
          <table:table-cell table:style-name="ce6" office:value-type="string" calcext:value-type="string">
            <text:p># Porządek leksykograficzny mieszany1 (max wejścia min wyjścia)</text:p>
          </table:table-cell>
          <table:table-cell table:style-name="ce6" office:value-type="string" calcext:value-type="string">
            <text:p># Porządek leksykograficzny mieszany2 (max wyjścia min wejścia)</text:p>
          </table:table-cell>
          <table:table-cell table:style-name="ce6" office:value-type="string" calcext:value-type="string">
            <text:p># Losowa zmienna </text:p>
          </table:table-cell>
          <table:table-cell table:style-name="ce6" office:value-type="string" calcext:value-type="string">
            <text:p># Zmienna wejsciowej o najwiekszym wspolczynniku funkcji celu</text:p>
          </table:table-cell>
          <table:table-cell table:style-name="ce6" office:value-type="string" calcext:value-type="string">
            <text:p># Zmienna wejściowa o najmniejszym wspolczynniku funkcji celu</text:p>
          </table:table-cell>
          <table:table-cell table:style-name="ce6" office:value-type="string" calcext:value-type="string">
            <text:p># Zmienna, ktora prowadzi do najwiekszego wzrostu funkcji celu</text:p>
          </table:table-cell>
          <table:table-cell table:style-name="ce6" office:value-type="string" calcext:value-type="string">
            <text:p># Zmienna, ktory prowadzi do najmniejszego wzrostu funkcji celu</text:p>
          </table:table-cell>
          <table:table-cell table:style-name="ce6" office:value-type="string" calcext:value-type="string">
            <text:p># Zmienna, ktora prowadzi do wierzcholka w kierunku najblizszym wektorowi c (gradientowi funkcji celu)</text:p>
          </table:table-cell>
          <table:table-cell table:style-name="ce6" office:value-type="string" calcext:value-type="string">
            <text:p>#Zmienna, ktora prowadzi do wierzcholka w kierunku najdalszym wektorowi c (gradientowi funkcji celu)</text:p>
          </table:table-cell>
          <table:table-cell table:number-columns-repeated="1012"/>
        </table:table-row>
        <table:table-row table:style-name="ro14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6">
          <table:table-cell table:number-columns-repeated="102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1" svg:font-family="'Liberation Sans'"/>
    <style:font-face style:name="Tibetan Machine Uni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 style:data-style-name="N2" text:time-value="10:06:15.62564326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7-06-09T17:52:01Z</meta:creation-date>
    <dc:date>2017-06-21T10:25:23.588695578</dc:date>
    <meta:print-date>2017-06-20T21:51:47Z</meta:print-date>
    <meta:editing-cycles>5</meta:editing-cycles>
    <meta:editing-duration>PT14M4S</meta:editing-duration>
    <meta:document-statistic meta:table-count="1" meta:cell-count="167" meta:object-count="0"/>
  </office:meta>
</office:document-meta>
</file>